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12845f" officeooo:paragraph-rsid="0012845f"/>
    </style:style>
    <style:style style:name="P2" style:family="paragraph" style:parent-style-name="Standard">
      <style:text-properties officeooo:rsid="0012845f" officeooo:paragraph-rsid="002110e1"/>
    </style:style>
    <style:style style:name="P3" style:family="paragraph" style:parent-style-name="Standard">
      <style:text-properties officeooo:rsid="0012845f" officeooo:paragraph-rsid="002c77b4"/>
    </style:style>
    <style:style style:name="P4" style:family="paragraph" style:parent-style-name="Standard">
      <style:text-properties officeooo:rsid="0012845f" officeooo:paragraph-rsid="004987c2"/>
    </style:style>
    <style:style style:name="P5" style:family="paragraph" style:parent-style-name="Standard">
      <style:text-properties officeooo:rsid="0012845f" officeooo:paragraph-rsid="00547bd2"/>
    </style:style>
    <style:style style:name="P6" style:family="paragraph" style:parent-style-name="Standard">
      <style:text-properties officeooo:rsid="0012845f" officeooo:paragraph-rsid="005612c7"/>
    </style:style>
    <style:style style:name="P7" style:family="paragraph" style:parent-style-name="Standard">
      <style:text-properties officeooo:rsid="0012845f" officeooo:paragraph-rsid="0068ebd8"/>
    </style:style>
    <style:style style:name="P8" style:family="paragraph" style:parent-style-name="Standard">
      <style:text-properties officeooo:rsid="0012845f" officeooo:paragraph-rsid="008a561d"/>
    </style:style>
    <style:style style:name="P9" style:family="paragraph" style:parent-style-name="Standard">
      <style:text-properties officeooo:rsid="0012845f" officeooo:paragraph-rsid="008bd34c"/>
    </style:style>
    <style:style style:name="P10" style:family="paragraph" style:parent-style-name="Standard">
      <style:text-properties officeooo:rsid="0012845f" officeooo:paragraph-rsid="008fd248"/>
    </style:style>
    <style:style style:name="P11" style:family="paragraph" style:parent-style-name="Standard">
      <style:text-properties officeooo:rsid="0012845f" officeooo:paragraph-rsid="00913673"/>
    </style:style>
    <style:style style:name="P12" style:family="paragraph" style:parent-style-name="Standard">
      <style:text-properties officeooo:rsid="0012845f" officeooo:paragraph-rsid="00921f6e"/>
    </style:style>
    <style:style style:name="P13" style:family="paragraph" style:parent-style-name="Standard">
      <style:text-properties officeooo:rsid="0012845f" officeooo:paragraph-rsid="0093e381"/>
    </style:style>
    <style:style style:name="P14" style:family="paragraph" style:parent-style-name="Standard">
      <style:text-properties officeooo:rsid="0012845f" officeooo:paragraph-rsid="00965b12"/>
    </style:style>
    <style:style style:name="P15" style:family="paragraph" style:parent-style-name="Standard">
      <style:text-properties officeooo:rsid="0012845f" officeooo:paragraph-rsid="009be524"/>
    </style:style>
    <style:style style:name="P16" style:family="paragraph" style:parent-style-name="Standard">
      <style:text-properties officeooo:rsid="0012845f" officeooo:paragraph-rsid="009ec64e"/>
    </style:style>
    <style:style style:name="P17" style:family="paragraph" style:parent-style-name="Standard">
      <style:text-properties officeooo:rsid="0012845f" officeooo:paragraph-rsid="009fdf3c"/>
    </style:style>
    <style:style style:name="P18" style:family="paragraph" style:parent-style-name="Standard">
      <style:text-properties fo:font-size="13pt" fo:font-weight="bold" officeooo:rsid="0012845f" officeooo:paragraph-rsid="0012845f" style:font-size-asian="13pt" style:font-weight-asian="bold" style:font-size-complex="13pt" style:font-weight-complex="bold"/>
    </style:style>
    <style:style style:name="P19" style:family="paragraph" style:parent-style-name="Standard">
      <style:text-properties fo:font-size="13pt" fo:font-weight="bold" officeooo:rsid="0012845f" officeooo:paragraph-rsid="00166abe" style:font-size-asian="13pt" style:font-weight-asian="bold" style:font-size-complex="13pt" style:font-weight-complex="bold"/>
    </style:style>
    <style:style style:name="P20" style:family="paragraph" style:parent-style-name="Standard">
      <style:text-properties fo:font-size="13pt" fo:font-weight="bold" officeooo:paragraph-rsid="0012845f" style:font-size-asian="13pt" style:font-weight-asian="bold" style:font-size-complex="13pt" style:font-weight-complex="bold"/>
    </style:style>
    <style:style style:name="P21" style:family="paragraph" style:parent-style-name="Standard">
      <style:text-properties fo:font-size="13pt" fo:font-weight="normal" officeooo:rsid="0012845f" officeooo:paragraph-rsid="0012845f" style:font-size-asian="13pt" style:font-weight-asian="normal" style:font-size-complex="13pt" style:font-weight-complex="normal"/>
    </style:style>
    <style:style style:name="P22" style:family="paragraph" style:parent-style-name="Standard">
      <style:text-properties fo:font-size="13pt" fo:font-weight="normal" officeooo:rsid="0012845f" officeooo:paragraph-rsid="00166abe" style:font-size-asian="13pt" style:font-weight-asian="normal" style:font-size-complex="13pt" style:font-weight-complex="normal"/>
    </style:style>
    <style:style style:name="P23" style:family="paragraph" style:parent-style-name="Standard">
      <style:text-properties fo:font-size="13pt" fo:font-weight="normal" officeooo:rsid="00144f4c" officeooo:paragraph-rsid="00144f4c" style:font-size-asian="13pt" style:font-weight-asian="normal" style:font-size-complex="13pt" style:font-weight-complex="normal"/>
    </style:style>
    <style:style style:name="P24" style:family="paragraph" style:parent-style-name="Standard">
      <style:text-properties fo:font-weight="bold" officeooo:rsid="0012845f" officeooo:paragraph-rsid="0012845f" style:font-weight-asian="bold" style:font-weight-complex="bold"/>
    </style:style>
    <style:style style:name="P25" style:family="paragraph" style:parent-style-name="Standard">
      <style:text-properties fo:font-weight="bold" officeooo:rsid="0012845f" officeooo:paragraph-rsid="002110e1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12845f" officeooo:paragraph-rsid="00294a03" style:font-weight-asian="bold" style:font-weight-complex="bold"/>
    </style:style>
    <style:style style:name="P27" style:family="paragraph" style:parent-style-name="Standard">
      <style:text-properties fo:font-weight="bold" officeooo:rsid="0012845f" officeooo:paragraph-rsid="00547bd2" style:font-weight-asian="bold" style:font-weight-complex="bold"/>
    </style:style>
    <style:style style:name="P28" style:family="paragraph" style:parent-style-name="Standard">
      <style:text-properties fo:font-weight="bold" officeooo:rsid="0012845f" officeooo:paragraph-rsid="0068ebd8" style:font-weight-asian="bold" style:font-weight-complex="bold"/>
    </style:style>
    <style:style style:name="P29" style:family="paragraph" style:parent-style-name="Standard">
      <style:text-properties fo:font-weight="bold" officeooo:rsid="0012845f" officeooo:paragraph-rsid="008a561d" style:font-weight-asian="bold" style:font-weight-complex="bold"/>
    </style:style>
    <style:style style:name="P30" style:family="paragraph" style:parent-style-name="Standard">
      <style:text-properties fo:font-weight="bold" officeooo:rsid="0012845f" officeooo:paragraph-rsid="008bd34c" style:font-weight-asian="bold" style:font-weight-complex="bold"/>
    </style:style>
    <style:style style:name="P31" style:family="paragraph" style:parent-style-name="Standard">
      <style:text-properties fo:font-weight="bold" officeooo:rsid="0012845f" officeooo:paragraph-rsid="008fd248" style:font-weight-asian="bold" style:font-weight-complex="bold"/>
    </style:style>
    <style:style style:name="P32" style:family="paragraph" style:parent-style-name="Standard">
      <style:text-properties fo:font-weight="bold" officeooo:rsid="0012845f" officeooo:paragraph-rsid="00913673" style:font-weight-asian="bold" style:font-weight-complex="bold"/>
    </style:style>
    <style:style style:name="P33" style:family="paragraph" style:parent-style-name="Standard">
      <style:text-properties fo:font-weight="bold" officeooo:rsid="0012845f" officeooo:paragraph-rsid="0093e381" style:font-weight-asian="bold" style:font-weight-complex="bold"/>
    </style:style>
    <style:style style:name="P34" style:family="paragraph" style:parent-style-name="Standard">
      <style:text-properties fo:font-weight="bold" officeooo:rsid="0012845f" officeooo:paragraph-rsid="009be524" style:font-weight-asian="bold" style:font-weight-complex="bold"/>
    </style:style>
    <style:style style:name="P35" style:family="paragraph" style:parent-style-name="Standard">
      <style:text-properties fo:font-weight="bold" officeooo:rsid="0012845f" officeooo:paragraph-rsid="009ec64e" style:font-weight-asian="bold" style:font-weight-complex="bold"/>
    </style:style>
    <style:style style:name="P36" style:family="paragraph" style:parent-style-name="Standard">
      <style:text-properties fo:font-size="14pt" fo:font-weight="bold" officeooo:rsid="0012845f" officeooo:paragraph-rsid="0012845f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4pt" style:text-underline-style="solid" style:text-underline-width="auto" style:text-underline-color="font-color" fo:font-weight="bold" officeooo:paragraph-rsid="00294a03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style:text-underline-style="solid" style:text-underline-width="auto" style:text-underline-color="font-color" fo:font-weight="bold" officeooo:paragraph-rsid="003227a3"/>
    </style:style>
    <style:style style:name="P39" style:family="paragraph" style:parent-style-name="Standard">
      <style:text-properties fo:font-size="12pt" fo:font-weight="bold" officeooo:rsid="00163568" officeooo:paragraph-rsid="00163568" style:font-size-asian="12pt" style:font-weight-asian="bold" style:font-size-complex="12pt" style:font-weight-complex="bold"/>
    </style:style>
    <style:style style:name="P40" style:family="paragraph" style:parent-style-name="Standard">
      <style:text-properties fo:font-size="12pt" fo:font-weight="bold" officeooo:rsid="00163568" officeooo:paragraph-rsid="00166abe" style:font-size-asian="12pt" style:font-weight-asian="bold" style:font-size-complex="12pt" style:font-weight-complex="bold"/>
    </style:style>
    <style:style style:name="P41" style:family="paragraph" style:parent-style-name="Standard">
      <style:text-properties fo:font-size="12pt" fo:font-weight="bold" officeooo:rsid="00163568" officeooo:paragraph-rsid="0017df49" style:font-size-asian="12pt" style:font-weight-asian="bold" style:font-size-complex="12pt" style:font-weight-complex="bold"/>
    </style:style>
    <style:style style:name="P42" style:family="paragraph" style:parent-style-name="Standard">
      <style:text-properties fo:font-size="12pt" fo:font-weight="bold" officeooo:rsid="00163568" officeooo:paragraph-rsid="002110e1" style:font-size-asian="12pt" style:font-weight-asian="bold" style:font-size-complex="12pt" style:font-weight-complex="bold"/>
    </style:style>
    <style:style style:name="P43" style:family="paragraph" style:parent-style-name="Standard">
      <style:text-properties fo:font-size="12pt" fo:font-weight="bold" officeooo:rsid="00163568" officeooo:paragraph-rsid="00547bd2" style:font-size-asian="12pt" style:font-weight-asian="bold" style:font-size-complex="12pt" style:font-weight-complex="bold"/>
    </style:style>
    <style:style style:name="P44" style:family="paragraph" style:parent-style-name="Standard">
      <style:text-properties fo:font-size="12pt" fo:font-weight="bold" officeooo:rsid="00163568" officeooo:paragraph-rsid="0068ebd8" style:font-size-asian="12pt" style:font-weight-asian="bold" style:font-size-complex="12pt" style:font-weight-complex="bold"/>
    </style:style>
    <style:style style:name="P45" style:family="paragraph" style:parent-style-name="Standard">
      <style:text-properties fo:font-size="12pt" fo:font-weight="bold" officeooo:rsid="00163568" officeooo:paragraph-rsid="008a561d" style:font-size-asian="12pt" style:font-weight-asian="bold" style:font-size-complex="12pt" style:font-weight-complex="bold"/>
    </style:style>
    <style:style style:name="P46" style:family="paragraph" style:parent-style-name="Standard">
      <style:text-properties fo:font-size="12pt" fo:font-weight="bold" officeooo:rsid="00163568" officeooo:paragraph-rsid="008bd34c" style:font-size-asian="12pt" style:font-weight-asian="bold" style:font-size-complex="12pt" style:font-weight-complex="bold"/>
    </style:style>
    <style:style style:name="P47" style:family="paragraph" style:parent-style-name="Standard">
      <style:text-properties fo:font-size="12pt" fo:font-weight="bold" officeooo:rsid="00163568" officeooo:paragraph-rsid="008fd248" style:font-size-asian="12pt" style:font-weight-asian="bold" style:font-size-complex="12pt" style:font-weight-complex="bold"/>
    </style:style>
    <style:style style:name="P48" style:family="paragraph" style:parent-style-name="Standard">
      <style:text-properties fo:font-size="12pt" fo:font-weight="bold" officeooo:rsid="00163568" officeooo:paragraph-rsid="00913673" style:font-size-asian="12pt" style:font-weight-asian="bold" style:font-size-complex="12pt" style:font-weight-complex="bold"/>
    </style:style>
    <style:style style:name="P49" style:family="paragraph" style:parent-style-name="Standard">
      <style:text-properties fo:font-size="12pt" fo:font-weight="bold" officeooo:rsid="00163568" officeooo:paragraph-rsid="0093e381" style:font-size-asian="12pt" style:font-weight-asian="bold" style:font-size-complex="12pt" style:font-weight-complex="bold"/>
    </style:style>
    <style:style style:name="P50" style:family="paragraph" style:parent-style-name="Standard">
      <style:text-properties fo:font-size="12pt" fo:font-weight="bold" officeooo:rsid="00163568" officeooo:paragraph-rsid="009be524" style:font-size-asian="12pt" style:font-weight-asian="bold" style:font-size-complex="12pt" style:font-weight-complex="bold"/>
    </style:style>
    <style:style style:name="P51" style:family="paragraph" style:parent-style-name="Standard">
      <style:text-properties fo:font-size="12pt" fo:font-weight="bold" officeooo:rsid="00163568" officeooo:paragraph-rsid="009ec64e" style:font-size-asian="12pt" style:font-weight-asian="bold" style:font-size-complex="12pt" style:font-weight-complex="bold"/>
    </style:style>
    <style:style style:name="P52" style:family="paragraph" style:parent-style-name="Standard">
      <style:text-properties fo:font-size="12pt" fo:font-weight="bold" officeooo:rsid="00263aef" officeooo:paragraph-rsid="00294a03" style:font-size-asian="12pt" style:font-weight-asian="bold" style:font-size-complex="12pt" style:font-weight-complex="bold"/>
    </style:style>
    <style:style style:name="P53" style:family="paragraph" style:parent-style-name="Standard">
      <style:text-properties fo:font-size="12pt" fo:font-weight="bold" officeooo:rsid="00263aef" officeooo:paragraph-rsid="002f27bf" style:font-size-asian="12pt" style:font-weight-asian="bold" style:font-size-complex="12pt" style:font-weight-complex="bold"/>
    </style:style>
    <style:style style:name="P54" style:family="paragraph" style:parent-style-name="Standard">
      <style:text-properties fo:font-size="12pt" fo:font-weight="bold" officeooo:rsid="0012845f" officeooo:paragraph-rsid="0012845f" style:font-size-asian="12pt" style:font-weight-asian="bold" style:font-size-complex="12pt" style:font-weight-complex="bold"/>
    </style:style>
    <style:style style:name="P55" style:family="paragraph" style:parent-style-name="Standard">
      <style:text-properties fo:font-size="12pt" fo:font-weight="bold" officeooo:rsid="0012845f" officeooo:paragraph-rsid="00166abe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12845f" officeooo:paragraph-rsid="002f27bf" style:font-size-asian="12pt" style:font-weight-asian="bold" style:font-size-complex="12pt" style:font-weight-complex="bold"/>
    </style:style>
    <style:style style:name="P57" style:family="paragraph" style:parent-style-name="Standard">
      <style:text-properties fo:font-size="12pt" fo:font-weight="bold" officeooo:rsid="0012845f" officeooo:paragraph-rsid="004b0a85" style:font-size-asian="12pt" style:font-weight-asian="bold" style:font-size-complex="12pt" style:font-weight-complex="bold"/>
    </style:style>
    <style:style style:name="P58" style:family="paragraph" style:parent-style-name="Standard">
      <style:text-properties fo:font-size="12pt" fo:font-weight="bold" officeooo:rsid="0012845f" officeooo:paragraph-rsid="00527eac" style:font-size-asian="12pt" style:font-weight-asian="bold" style:font-size-complex="12pt" style:font-weight-complex="bold"/>
    </style:style>
    <style:style style:name="P59" style:family="paragraph" style:parent-style-name="Standard">
      <style:text-properties fo:font-size="12pt" fo:font-weight="bold" officeooo:rsid="00144f4c" officeooo:paragraph-rsid="00144f4c" style:font-size-asian="12pt" style:font-weight-asian="bold" style:font-size-complex="12pt" style:font-weight-complex="bold"/>
    </style:style>
    <style:style style:name="P60" style:family="paragraph" style:parent-style-name="Standard">
      <style:text-properties fo:font-size="12pt" fo:font-weight="bold" officeooo:rsid="00144f4c" officeooo:paragraph-rsid="004ce363" style:font-size-asian="12pt" style:font-weight-asian="bold" style:font-size-complex="12pt" style:font-weight-complex="bold"/>
    </style:style>
    <style:style style:name="P61" style:family="paragraph" style:parent-style-name="Standard">
      <style:text-properties fo:font-size="12pt" fo:font-weight="bold" officeooo:rsid="00144f4c" officeooo:paragraph-rsid="0057cd12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officeooo:paragraph-rsid="00294a03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fo:font-size="12pt" officeooo:paragraph-rsid="002f27bf" style:font-size-asian="12pt" style:font-size-complex="12pt"/>
    </style:style>
    <style:style style:name="P64" style:family="paragraph" style:parent-style-name="Standard">
      <style:paragraph-properties fo:text-align="start" style:justify-single-word="false"/>
      <style:text-properties fo:font-size="12pt" officeooo:paragraph-rsid="004b0a85" style:font-size-asian="12pt" style:font-size-complex="12pt"/>
    </style:style>
    <style:style style:name="P65" style:family="paragraph" style:parent-style-name="Standard">
      <style:text-properties fo:font-size="12pt" officeooo:paragraph-rsid="00294a03" style:font-size-asian="12pt" style:font-size-complex="12pt"/>
    </style:style>
    <style:style style:name="P66" style:family="paragraph" style:parent-style-name="Standard">
      <style:text-properties fo:font-size="12pt" officeooo:paragraph-rsid="003227a3" style:font-size-asian="12pt" style:font-size-complex="12pt"/>
    </style:style>
    <style:style style:name="P67" style:family="paragraph" style:parent-style-name="Standard">
      <style:text-properties fo:font-size="12pt" officeooo:paragraph-rsid="002f27bf" style:font-size-asian="12pt" style:font-size-complex="12pt"/>
    </style:style>
    <style:style style:name="P68" style:family="paragraph" style:parent-style-name="Standard">
      <style:text-properties fo:font-size="12pt" officeooo:paragraph-rsid="004b0a85" style:font-size-asian="12pt" style:font-size-complex="12pt"/>
    </style:style>
    <style:style style:name="P69" style:family="paragraph" style:parent-style-name="Standard">
      <style:text-properties fo:font-size="12pt" officeooo:paragraph-rsid="00527eac" style:font-size-asian="12pt" style:font-size-complex="12pt"/>
    </style:style>
    <style:style style:name="P70" style:family="paragraph" style:parent-style-name="Standard">
      <style:text-properties fo:font-size="12pt" officeooo:rsid="0012845f" officeooo:paragraph-rsid="00527eac" style:font-size-asian="12pt" style:font-size-complex="12pt"/>
    </style:style>
    <style:style style:name="P71" style:family="paragraph" style:parent-style-name="Standard">
      <style:text-properties fo:font-size="12pt" style:text-underline-style="none" officeooo:paragraph-rsid="00294a03" style:font-size-asian="12pt" style:font-size-complex="12pt"/>
    </style:style>
    <style:style style:name="P72" style:family="paragraph" style:parent-style-name="Standard">
      <style:text-properties fo:font-size="12pt" style:text-underline-style="none" fo:font-weight="bold" officeooo:paragraph-rsid="004b0a85" style:font-size-asian="12pt" style:font-weight-asian="bold" style:font-size-complex="12pt" style:font-weight-complex="bold"/>
    </style:style>
    <style:style style:name="P73" style:family="paragraph" style:parent-style-name="Standard">
      <style:text-properties fo:font-size="12pt" style:text-underline-style="none" fo:font-weight="bold" officeooo:paragraph-rsid="00527eac" style:font-size-asian="12pt" style:font-weight-asian="bold" style:font-size-complex="12pt" style:font-weight-complex="bold"/>
    </style:style>
    <style:style style:name="P74" style:family="paragraph" style:parent-style-name="Standard">
      <style:text-properties fo:font-size="12pt" style:text-underline-style="none" fo:font-weight="normal" officeooo:rsid="0012845f" officeooo:paragraph-rsid="00547bd2" style:font-size-asian="12pt" style:font-weight-asian="normal" style:font-size-complex="12pt" style:font-weight-complex="normal"/>
    </style:style>
    <style:style style:name="P75" style:family="paragraph" style:parent-style-name="Standard">
      <style:text-properties fo:font-size="12pt" style:text-underline-style="solid" style:text-underline-width="auto" style:text-underline-color="font-color" fo:font-weight="normal" officeooo:rsid="00163568" officeooo:paragraph-rsid="0012845f" style:font-size-asian="12pt" style:font-weight-asian="normal" style:font-size-complex="12pt" style:font-weight-complex="normal"/>
    </style:style>
    <style:style style:name="P76" style:family="paragraph" style:parent-style-name="Standard">
      <style:text-properties fo:font-size="12pt" style:text-underline-style="solid" style:text-underline-width="auto" style:text-underline-color="font-color" fo:font-weight="bold" officeooo:rsid="00263aef" officeooo:paragraph-rsid="004b0a85" style:font-size-asian="12pt" style:font-weight-asian="bold" style:font-size-complex="12pt" style:font-weight-complex="bold"/>
    </style:style>
    <style:style style:name="P77" style:family="paragraph" style:parent-style-name="Standard">
      <style:text-properties fo:font-size="12pt" style:text-underline-style="solid" style:text-underline-width="auto" style:text-underline-color="font-color" fo:font-weight="bold" officeooo:rsid="00263aef" officeooo:paragraph-rsid="00527eac" style:font-size-asian="12pt" style:font-weight-asian="bold" style:font-size-complex="12pt" style:font-weight-complex="bold"/>
    </style:style>
    <style:style style:name="P78" style:family="paragraph" style:parent-style-name="Standard">
      <style:text-properties fo:font-size="12pt" fo:font-weight="normal" officeooo:rsid="0012845f" officeooo:paragraph-rsid="0012845f" style:font-size-asian="12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12845f" officeooo:paragraph-rsid="00163568" style:font-size-asian="12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12845f" officeooo:paragraph-rsid="00423d45" style:font-size-asian="12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12845f" officeooo:paragraph-rsid="00166abe" style:font-size-asian="12pt" style:font-weight-asian="normal" style:font-size-complex="12pt" style:font-weight-complex="normal"/>
    </style:style>
    <style:style style:name="P82" style:family="paragraph" style:parent-style-name="Standard">
      <style:paragraph-properties>
        <style:tab-stops>
          <style:tab-stop style:position="0.284cm"/>
          <style:tab-stop style:position="1.342cm"/>
        </style:tab-stops>
      </style:paragraph-properties>
      <style:text-properties fo:font-size="12pt" fo:font-weight="normal" officeooo:rsid="0012845f" officeooo:paragraph-rsid="0012845f" style:font-size-asian="12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144f4c" officeooo:paragraph-rsid="00144f4c" style:font-size-asian="12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144f4c" officeooo:paragraph-rsid="0017df49" style:font-size-asian="12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144f4c" officeooo:paragraph-rsid="004ce363" style:font-size-asian="12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144f4c" officeooo:paragraph-rsid="0057cd12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2b8863" officeooo:paragraph-rsid="002f27bf" style:font-size-asian="12pt" style:font-weight-asian="normal" style:font-size-complex="12pt" style:font-weight-complex="normal"/>
    </style:style>
    <style:style style:name="P88" style:family="paragraph" style:parent-style-name="Standard">
      <style:text-properties fo:font-size="12pt" fo:language="es" fo:country="PY" officeooo:paragraph-rsid="002f27bf" style:font-size-asian="12pt" style:font-size-complex="12pt"/>
    </style:style>
    <style:style style:name="P89" style:family="paragraph" style:parent-style-name="Standard">
      <style:text-properties fo:font-size="12pt" fo:language="es" fo:country="PY" officeooo:paragraph-rsid="0047d9e6" style:font-size-asian="12pt" style:font-size-complex="12pt"/>
    </style:style>
    <style:style style:name="P90" style:family="paragraph" style:parent-style-name="Standard">
      <style:text-properties fo:font-size="12pt" fo:language="none" fo:country="none" officeooo:paragraph-rsid="002f27bf" style:font-size-asian="12pt" style:font-size-complex="12pt"/>
    </style:style>
    <style:style style:name="P91" style:family="paragraph" style:parent-style-name="Standard">
      <style:text-properties style:text-underline-style="solid" style:text-underline-width="auto" style:text-underline-color="font-color" officeooo:rsid="0012845f" officeooo:paragraph-rsid="0012845f"/>
    </style:style>
    <style:style style:name="P92" style:family="paragraph" style:parent-style-name="Standard">
      <style:text-properties style:text-underline-style="solid" style:text-underline-width="auto" style:text-underline-color="font-color" officeooo:rsid="0012845f" officeooo:paragraph-rsid="008fd248"/>
    </style:style>
    <style:style style:name="P93" style:family="paragraph" style:parent-style-name="Standard">
      <style:text-properties style:text-underline-style="none" fo:font-weight="bold" officeooo:paragraph-rsid="002f27bf" style:font-weight-asian="bold" style:font-weight-complex="bold"/>
    </style:style>
    <style:style style:name="P94" style:family="paragraph" style:parent-style-name="Standard">
      <style:text-properties fo:language="es" fo:country="PY" officeooo:paragraph-rsid="002f27bf"/>
    </style:style>
    <style:style style:name="P95" style:family="paragraph" style:parent-style-name="Standard">
      <style:paragraph-properties fo:text-align="center" style:justify-single-word="false"/>
      <style:text-properties officeooo:paragraph-rsid="00294a03"/>
    </style:style>
    <style:style style:name="P96" style:family="paragraph" style:parent-style-name="Standard">
      <style:text-properties officeooo:paragraph-rsid="00294a03"/>
    </style:style>
    <style:style style:name="P97" style:family="paragraph" style:parent-style-name="Standard">
      <style:text-properties officeooo:paragraph-rsid="002f27bf"/>
    </style:style>
    <style:style style:name="P98" style:family="paragraph" style:parent-style-name="Standard">
      <style:text-properties officeooo:paragraph-rsid="003227a3"/>
    </style:style>
    <style:style style:name="P99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00" style:family="paragraph" style:parent-style-name="Standard">
      <style:text-properties fo:font-size="16pt" fo:font-weight="bold" officeooo:rsid="0012845f" officeooo:paragraph-rsid="0022ec39" style:font-size-asian="16pt" style:font-weight-asian="bold" style:font-size-complex="16pt" style:font-weight-complex="bold"/>
    </style:style>
    <style:style style:name="P101" style:family="paragraph" style:parent-style-name="Standard">
      <style:text-properties fo:font-size="11pt" fo:font-weight="bold" officeooo:paragraph-rsid="002f27bf"/>
    </style:style>
    <style:style style:name="P102" style:family="paragraph" style:parent-style-name="Standard">
      <style:text-properties officeooo:paragraph-rsid="004b0a85"/>
    </style:style>
    <style:style style:name="P103" style:family="paragraph" style:parent-style-name="Standard">
      <style:text-properties officeooo:paragraph-rsid="00527eac"/>
    </style:style>
    <style:style style:name="P104" style:family="paragraph" style:parent-style-name="Standard">
      <style:text-properties officeooo:paragraph-rsid="00547bd2"/>
    </style:style>
    <style:style style:name="P105" style:family="paragraph" style:parent-style-name="Standard">
      <style:text-properties officeooo:paragraph-rsid="0068ebd8"/>
    </style:style>
    <style:style style:name="P106" style:family="paragraph" style:parent-style-name="Standard">
      <style:text-properties officeooo:paragraph-rsid="008fd248"/>
    </style:style>
    <style:style style:name="P107" style:family="paragraph" style:parent-style-name="Standard">
      <style:paragraph-properties fo:margin-left="-0.019cm" fo:margin-right="0cm" fo:text-indent="0cm" style:auto-text-indent="false"/>
      <style:text-properties fo:font-size="12pt" fo:font-weight="bold" officeooo:rsid="00163568" officeooo:paragraph-rsid="0017df49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margin-left="-0.019cm" fo:margin-right="0cm" fo:text-indent="0cm" style:auto-text-indent="false"/>
      <style:text-properties fo:font-size="12pt" fo:font-weight="bold" officeooo:rsid="00163568" officeooo:paragraph-rsid="004ce363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margin-left="-0.019cm" fo:margin-right="0cm" fo:text-indent="0cm" style:auto-text-indent="false"/>
      <style:text-properties fo:font-size="12pt" fo:font-weight="bold" officeooo:rsid="00163568" officeooo:paragraph-rsid="0057cd12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2pt" style:text-underline-style="none" fo:font-weight="normal" officeooo:rsid="0012845f" officeooo:paragraph-rsid="002110e1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2pt" style:text-underline-style="none" fo:font-weight="normal" officeooo:rsid="00144f4c" officeooo:paragraph-rsid="004ce363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2pt" style:text-underline-style="none" fo:font-weight="normal" officeooo:rsid="00144f4c" officeooo:paragraph-rsid="0057cd12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4pt" style:text-underline-style="solid" style:text-underline-width="auto" style:text-underline-color="font-color" fo:font-weight="bold" officeooo:rsid="004ce363" officeooo:paragraph-rsid="004ce363" style:font-size-asian="14pt" style:font-weight-asian="bold" style:font-size-complex="14pt" style:font-weight-complex="bold"/>
    </style:style>
    <style:style style:name="P114" style:family="paragraph" style:parent-style-name="Standard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15" style:family="paragraph" style:parent-style-name="Standard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4pt" style:text-underline-style="none" fo:font-weight="bold" officeooo:rsid="0012845f" officeooo:paragraph-rsid="0012845f" style:font-size-asian="14pt" style:font-weight-asian="bold" style:font-size-complex="14pt" style:font-weight-complex="bold"/>
    </style:style>
    <style:style style:name="P116" style:family="paragraph" style:parent-style-name="Standard">
      <style:paragraph-properties fo:margin-left="0cm" fo:margin-right="0cm" fo:text-indent="0.132cm" style:auto-text-indent="false">
        <style:tab-stops>
          <style:tab-stop style:position="0.492cm"/>
          <style:tab-stop style:position="0.757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2110e1" style:font-size-asian="14pt" style:font-weight-asian="bold" style:font-size-complex="14pt" style:font-weight-complex="bold"/>
    </style:style>
    <style:style style:name="P117" style:family="paragraph" style:parent-style-name="Standard">
      <style:paragraph-properties fo:margin-left="0cm" fo:margin-right="0cm" fo:text-indent="0.132cm" style:auto-text-indent="false">
        <style:tab-stops>
          <style:tab-stop style:position="0.492cm"/>
          <style:tab-stop style:position="0.757cm"/>
        </style:tab-stops>
      </style:paragraph-properties>
      <style:text-properties fo:font-size="14pt" style:text-underline-style="none" fo:font-weight="bold" officeooo:rsid="0012845f" officeooo:paragraph-rsid="00547bd2" style:font-size-asian="14pt" style:font-weight-asian="bold" style:font-size-complex="14pt" style:font-weight-complex="bold"/>
    </style:style>
    <style:style style:name="P118" style:family="paragraph" style:parent-style-name="Standard">
      <style:paragraph-properties fo:margin-left="0cm" fo:margin-right="0cm" fo:text-indent="0.132cm" style:auto-text-indent="false">
        <style:tab-stops>
          <style:tab-stop style:position="0.492cm"/>
          <style:tab-stop style:position="0.757cm"/>
        </style:tab-stops>
      </style:paragraph-properties>
      <style:text-properties officeooo:rsid="0012845f" officeooo:paragraph-rsid="002110e1"/>
    </style:style>
    <style:style style:name="P119" style:family="paragraph" style:parent-style-name="Standard">
      <style:paragraph-properties fo:margin-left="0cm" fo:margin-right="0cm" fo:text-indent="0.132cm" style:auto-text-indent="false">
        <style:tab-stops>
          <style:tab-stop style:position="0.492cm"/>
          <style:tab-stop style:position="0.757cm"/>
        </style:tab-stops>
      </style:paragraph-properties>
      <style:text-properties officeooo:rsid="0012845f" officeooo:paragraph-rsid="0068ebd8"/>
    </style:style>
    <style:style style:name="P120" style:family="paragraph" style:parent-style-name="Standard">
      <style:paragraph-properties fo:margin-left="0cm" fo:margin-right="0cm" fo:text-indent="0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</style:tab-stops>
      </style:paragraph-properties>
      <style:text-properties officeooo:paragraph-rsid="006d98ed"/>
    </style:style>
    <style:style style:name="P121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815cm"/>
          <style:tab-stop style:position="1.909cm"/>
          <style:tab-stop style:position="2.173cm"/>
          <style:tab-stop style:position="2.401cm"/>
          <style:tab-stop style:position="2.609cm"/>
          <style:tab-stop style:position="3.194cm"/>
          <style:tab-stop style:position="3.856cm"/>
        </style:tab-stops>
      </style:paragraph-properties>
      <style:text-properties officeooo:paragraph-rsid="008fd248"/>
    </style:style>
    <style:style style:name="P122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officeooo:paragraph-rsid="006d98ed"/>
    </style:style>
    <style:style style:name="P123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officeooo:rsid="006edf7d" officeooo:paragraph-rsid="006edf7d"/>
    </style:style>
    <style:style style:name="P124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officeooo:rsid="0012845f" officeooo:paragraph-rsid="008a561d"/>
    </style:style>
    <style:style style:name="P125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8fd248" style:font-size-asian="14pt" style:font-weight-asian="bold" style:font-size-complex="14pt" style:font-weight-complex="bold"/>
    </style:style>
    <style:style style:name="P126" style:family="paragraph" style:parent-style-name="Standard" style:list-style-name="L1">
      <style:text-properties officeooo:paragraph-rsid="003227a3"/>
    </style:style>
    <style:style style:name="P127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paragraph-rsid="00294a03" style:font-size-asian="14pt" style:font-weight-asian="bold" style:font-size-complex="14pt" style:font-weight-complex="bold"/>
    </style:style>
    <style:style style:name="P128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paragraph-rsid="002f27bf" style:font-size-asian="14pt" style:font-weight-asian="bold" style:font-size-complex="14pt" style:font-weight-complex="bold"/>
    </style:style>
    <style:style style:name="P129" style:family="paragraph" style:parent-style-name="Standard">
      <style:paragraph-properties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fo:font-size="14pt" style:text-underline-style="solid" style:text-underline-width="auto" style:text-underline-color="font-color" fo:font-weight="bold" officeooo:rsid="006d98ed" officeooo:paragraph-rsid="008bd34c" style:font-size-asian="14pt" style:font-weight-asian="bold" style:font-size-complex="14pt" style:font-weight-complex="bold"/>
    </style:style>
    <style:style style:name="P130" style:family="paragraph" style:parent-style-name="Standard" style:list-style-name="L3">
      <style:text-properties fo:font-size="14pt" style:text-underline-style="solid" style:text-underline-width="auto" style:text-underline-color="font-color" fo:font-weight="bold" officeooo:rsid="0012845f" officeooo:paragraph-rsid="00547bd2" style:font-size-asian="14pt" style:font-weight-asian="bold" style:font-size-complex="14pt" style:font-weight-complex="bold"/>
    </style:style>
    <style:style style:name="P131" style:family="paragraph" style:parent-style-name="Standard" style:list-style-name="L1">
      <style:paragraph-properties>
        <style:tab-stops>
          <style:tab-stop style:position="1.247cm"/>
        </style:tab-stops>
      </style:paragraph-properties>
      <style:text-properties fo:font-size="14pt" style:text-underline-style="solid" style:text-underline-width="auto" style:text-underline-color="font-color" fo:font-weight="bold" officeooo:rsid="004b0a85" officeooo:paragraph-rsid="004b0a85"/>
    </style:style>
    <style:style style:name="P132" style:family="paragraph" style:parent-style-name="Standard" style:list-style-name="L2">
      <style:text-properties fo:font-size="12pt" officeooo:paragraph-rsid="004b0a85" style:font-size-asian="12pt" style:font-size-complex="12pt"/>
    </style:style>
    <style:style style:name="P133" style:family="paragraph" style:parent-style-name="Standard">
      <style:text-properties officeooo:rsid="0012845f" officeooo:paragraph-rsid="008a561d"/>
    </style:style>
    <style:style style:name="P134" style:family="paragraph" style:parent-style-name="Standard">
      <style:text-properties officeooo:rsid="0012845f" officeooo:paragraph-rsid="008bd34c"/>
    </style:style>
    <style:style style:name="P135" style:family="paragraph" style:parent-style-name="Standard">
      <style:text-properties officeooo:rsid="0012845f" officeooo:paragraph-rsid="00913673"/>
    </style:style>
    <style:style style:name="P136" style:family="paragraph" style:parent-style-name="Standard">
      <style:text-properties officeooo:rsid="0012845f" officeooo:paragraph-rsid="0093e381"/>
    </style:style>
    <style:style style:name="P137" style:family="paragraph" style:parent-style-name="Standard">
      <style:text-properties officeooo:rsid="0012845f" officeooo:paragraph-rsid="009be524"/>
    </style:style>
    <style:style style:name="P138" style:family="paragraph" style:parent-style-name="Standard">
      <style:text-properties officeooo:rsid="0012845f" officeooo:paragraph-rsid="009ec64e"/>
    </style:style>
    <style:style style:name="P139" style:family="paragraph" style:parent-style-name="Standard">
      <style:text-properties officeooo:rsid="0012845f" officeooo:paragraph-rsid="008fd248"/>
    </style:style>
    <style:style style:name="P140" style:family="paragraph" style:parent-style-name="Standard">
      <style:text-properties fo:color="#000000" style:font-name="Consolas" fo:font-size="10pt" fo:font-weight="bold" officeooo:rsid="0012845f" officeooo:paragraph-rsid="008a561d" style:font-size-asian="10pt" style:font-weight-asian="bold" style:font-weight-complex="bold"/>
    </style:style>
    <style:style style:name="P141" style:family="paragraph" style:parent-style-name="Standard">
      <style:text-properties fo:color="#000000" style:font-name="Consolas" fo:font-size="10pt" fo:font-weight="bold" officeooo:rsid="0012845f" officeooo:paragraph-rsid="008bd34c" style:font-size-asian="10pt" style:font-weight-asian="bold" style:font-weight-complex="bold"/>
    </style:style>
    <style:style style:name="P142" style:family="paragraph" style:parent-style-name="Standard">
      <style:text-properties fo:color="#000000" style:font-name="Consolas" fo:font-size="10pt" fo:font-weight="bold" officeooo:rsid="0012845f" officeooo:paragraph-rsid="00913673" style:font-size-asian="10pt" style:font-weight-asian="bold" style:font-weight-complex="bold"/>
    </style:style>
    <style:style style:name="P143" style:family="paragraph" style:parent-style-name="Standard">
      <style:text-properties fo:color="#000000" style:font-name="Consolas" fo:font-size="10pt" fo:font-weight="bold" officeooo:rsid="0012845f" officeooo:paragraph-rsid="0093e381" style:font-size-asian="10pt" style:font-weight-asian="bold" style:font-weight-complex="bold"/>
    </style:style>
    <style:style style:name="P144" style:family="paragraph" style:parent-style-name="Standard">
      <style:text-properties fo:color="#000000" style:font-name="Consolas" fo:font-size="10pt" fo:font-weight="bold" officeooo:rsid="0012845f" officeooo:paragraph-rsid="009be524" style:font-size-asian="10pt" style:font-weight-asian="bold" style:font-weight-complex="bold"/>
    </style:style>
    <style:style style:name="P145" style:family="paragraph" style:parent-style-name="Standard">
      <style:text-properties fo:color="#000000" style:font-name="Consolas" fo:font-size="10pt" fo:font-weight="bold" officeooo:rsid="0012845f" officeooo:paragraph-rsid="009ec64e" style:font-size-asian="10pt" style:font-weight-asian="bold" style:font-weight-complex="bold"/>
    </style:style>
    <style:style style:name="P146" style:family="paragraph" style:parent-style-name="Standard">
      <style:text-properties fo:font-weight="bold" officeooo:rsid="0012845f" officeooo:paragraph-rsid="008a561d" style:font-weight-asian="bold" style:font-weight-complex="bold"/>
    </style:style>
    <style:style style:name="P147" style:family="paragraph" style:parent-style-name="Standard">
      <style:text-properties fo:font-weight="bold" officeooo:rsid="0012845f" officeooo:paragraph-rsid="008bd34c" style:font-weight-asian="bold" style:font-weight-complex="bold"/>
    </style:style>
    <style:style style:name="P148" style:family="paragraph" style:parent-style-name="Standard">
      <style:text-properties fo:font-weight="bold" officeooo:rsid="0012845f" officeooo:paragraph-rsid="00913673" style:font-weight-asian="bold" style:font-weight-complex="bold"/>
    </style:style>
    <style:style style:name="P149" style:family="paragraph" style:parent-style-name="Standard">
      <style:text-properties fo:font-weight="bold" officeooo:rsid="0012845f" officeooo:paragraph-rsid="0093e381" style:font-weight-asian="bold" style:font-weight-complex="bold"/>
    </style:style>
    <style:style style:name="P150" style:family="paragraph" style:parent-style-name="Standard">
      <style:text-properties fo:font-weight="bold" officeooo:rsid="0012845f" officeooo:paragraph-rsid="009be524" style:font-weight-asian="bold" style:font-weight-complex="bold"/>
    </style:style>
    <style:style style:name="P151" style:family="paragraph" style:parent-style-name="Standard">
      <style:text-properties fo:font-weight="bold" officeooo:rsid="0012845f" officeooo:paragraph-rsid="009ec64e" style:font-weight-asian="bold" style:font-weight-complex="bold"/>
    </style:style>
    <style:style style:name="P152" style:family="paragraph" style:parent-style-name="Standard">
      <style:text-properties fo:font-weight="bold" officeooo:rsid="0012845f" officeooo:paragraph-rsid="008fd248" style:font-weight-asian="bold" style:font-weight-complex="bold"/>
    </style:style>
    <style:style style:name="P153" style:family="paragraph" style:parent-style-name="Standard" style:list-style-name="L3">
      <style:text-properties fo:font-size="13pt" fo:font-weight="bold" officeooo:rsid="0012845f" officeooo:paragraph-rsid="0012845f" style:font-size-asian="13pt" style:font-weight-asian="bold" style:font-size-complex="13pt" style:font-weight-complex="bold"/>
    </style:style>
    <style:style style:name="P154" style:family="paragraph" style:parent-style-name="Standard">
      <style:paragraph-properties fo:text-align="center" style:justify-single-word="false"/>
      <style:text-properties fo:font-style="normal" fo:font-weight="bold" officeooo:rsid="0012845f" officeooo:paragraph-rsid="0022ec39" style:font-style-asian="normal" style:font-weight-asian="bold" style:font-style-complex="normal" style:font-weight-complex="bold"/>
    </style:style>
    <style:style style:name="P155" style:family="paragraph" style:parent-style-name="Standard">
      <style:text-properties fo:font-size="16pt" fo:font-weight="bold" officeooo:rsid="004b0a85" officeooo:paragraph-rsid="004b0a85" style:font-size-asian="16pt" style:font-weight-asian="bold" style:font-size-complex="16pt" style:font-weight-complex="bold"/>
    </style:style>
    <style:style style:name="P156" style:family="paragraph" style:parent-style-name="Standard" style:list-style-name="L3">
      <style:paragraph-properties fo:margin-left="0cm" fo:margin-right="0cm" fo:text-indent="0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</style:tab-stops>
      </style:paragraph-properties>
      <style:text-properties officeooo:paragraph-rsid="006d98ed"/>
    </style:style>
    <style:style style:name="P157" style:family="paragraph" style:parent-style-name="Standard" style:list-style-name="L3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51cm"/>
          <style:tab-stop style:position="0.549cm"/>
          <style:tab-stop style:position="0.889cm"/>
          <style:tab-stop style:position="1.644cm"/>
          <style:tab-stop style:position="2.212cm"/>
        </style:tab-stops>
      </style:paragraph-properties>
      <style:text-properties officeooo:paragraph-rsid="008a561d"/>
    </style:style>
    <style:style style:name="P158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fo:font-size="14pt" style:text-underline-style="solid" style:text-underline-width="auto" style:text-underline-color="font-color" fo:font-weight="bold" officeooo:rsid="006d98ed" officeooo:paragraph-rsid="008a561d" style:font-size-asian="14pt" style:font-weight-asian="bold" style:font-size-complex="14pt" style:font-weight-complex="bold"/>
    </style:style>
    <style:style style:name="P159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fo:font-size="14pt" style:text-underline-style="solid" style:text-underline-width="auto" style:text-underline-color="font-color" fo:font-weight="bold" officeooo:rsid="006d98ed" officeooo:paragraph-rsid="008bd34c" style:font-size-asian="14pt" style:font-weight-asian="bold" style:font-size-complex="14pt" style:font-weight-complex="bold"/>
    </style:style>
    <style:style style:name="P160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fo:font-size="14pt" style:text-underline-style="solid" style:text-underline-width="auto" style:text-underline-color="font-color" fo:font-weight="bold" officeooo:rsid="006d98ed" officeooo:paragraph-rsid="00913673" style:font-size-asian="14pt" style:font-weight-asian="bold" style:font-size-complex="14pt" style:font-weight-complex="bold"/>
    </style:style>
    <style:style style:name="P161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fo:font-size="14pt" style:text-underline-style="solid" style:text-underline-width="auto" style:text-underline-color="font-color" fo:font-weight="bold" officeooo:rsid="006d98ed" officeooo:paragraph-rsid="006edf7d" style:font-size-asian="14pt" style:font-weight-asian="bold" style:font-size-complex="14pt" style:font-weight-complex="bold"/>
    </style:style>
    <style:style style:name="P162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fo:font-size="14pt" style:text-underline-style="solid" style:text-underline-width="auto" style:text-underline-color="font-color" fo:font-weight="bold" officeooo:rsid="006edf7d" officeooo:paragraph-rsid="006d98ed" style:font-size-asian="14pt" style:font-weight-asian="bold" style:font-size-complex="14pt" style:font-weight-complex="bold"/>
    </style:style>
    <style:style style:name="P163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fo:font-size="14pt" style:text-underline-style="solid" style:text-underline-width="auto" style:text-underline-color="font-color" fo:font-weight="bold" officeooo:rsid="006edf7d" officeooo:paragraph-rsid="0093e381" style:font-size-asian="14pt" style:font-weight-asian="bold" style:font-size-complex="14pt" style:font-weight-complex="bold"/>
    </style:style>
    <style:style style:name="P164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fo:font-size="14pt" style:text-underline-style="solid" style:text-underline-width="auto" style:text-underline-color="font-color" fo:font-weight="bold" officeooo:rsid="006edf7d" officeooo:paragraph-rsid="006edf7d" style:font-size-asian="14pt" style:font-weight-asian="bold" style:font-size-complex="14pt" style:font-weight-complex="bold"/>
    </style:style>
    <style:style style:name="P165" style:family="paragraph" style:parent-style-name="Standard" style:list-style-name="L3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officeooo:paragraph-rsid="008bd34c"/>
    </style:style>
    <style:style style:name="P166" style:family="paragraph" style:parent-style-name="Standard" style:list-style-name="L3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officeooo:paragraph-rsid="006d98ed"/>
    </style:style>
    <style:style style:name="P167" style:family="paragraph" style:parent-style-name="Standard" style:list-style-name="L3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officeooo:rsid="006edf7d" officeooo:paragraph-rsid="006edf7d"/>
    </style:style>
    <style:style style:name="P168" style:family="paragraph" style:parent-style-name="Standard" style:list-style-name="L3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815cm"/>
          <style:tab-stop style:position="1.909cm"/>
          <style:tab-stop style:position="2.173cm"/>
          <style:tab-stop style:position="2.401cm"/>
          <style:tab-stop style:position="2.609cm"/>
          <style:tab-stop style:position="3.194cm"/>
          <style:tab-stop style:position="3.856cm"/>
        </style:tab-stops>
      </style:paragraph-properties>
      <style:text-properties officeooo:paragraph-rsid="008fd248"/>
    </style:style>
    <style:style style:name="P169" style:family="paragraph" style:parent-style-name="Standard">
      <style:paragraph-properties fo:margin-left="-0.635cm" fo:margin-right="0cm" fo:text-indent="0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fo:font-size="14pt" style:text-underline-style="solid" style:text-underline-width="auto" style:text-underline-color="font-color" fo:font-weight="bold" officeooo:rsid="006d98ed" officeooo:paragraph-rsid="006d98ed" style:font-size-asian="14pt" style:font-weight-asian="bold" style:font-size-complex="14pt" style:font-weight-complex="bold"/>
    </style:style>
    <style:style style:name="P170" style:family="paragraph" style:parent-style-name="Standard" style:list-style-name="L3">
      <style:paragraph-properties fo:margin-left="0.132cm" fo:margin-right="0cm" fo:text-indent="-0.416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71" style:family="paragraph" style:parent-style-name="Standard" style:list-style-name="L3">
      <style:paragraph-properties fo:margin-left="0.189cm" fo:margin-right="0cm" fo:text-align="start" style:justify-single-word="false" fo:text-indent="-0.208cm" style:auto-text-indent="false">
        <style:tab-stops>
          <style:tab-stop style:position="0.302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72" style:family="paragraph" style:parent-style-name="Standard" style:list-style-name="L3">
      <style:paragraph-properties fo:margin-left="0.189cm" fo:margin-right="0cm" fo:text-align="start" style:justify-single-word="false" fo:text-indent="-0.208cm" style:auto-text-indent="false">
        <style:tab-stops>
          <style:tab-stop style:position="0.302cm"/>
          <style:tab-stop style:position="0.473cm"/>
          <style:tab-stop style:position="1.039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73" style:family="paragraph" style:parent-style-name="Standard" style:list-style-name="L3">
      <style:paragraph-properties fo:margin-left="0.189cm" fo:margin-right="0cm" fo:text-align="start" style:justify-single-word="false" fo:text-indent="-0.208cm" style:auto-text-indent="false">
        <style:tab-stops>
          <style:tab-stop style:position="0.302cm"/>
        </style:tab-stops>
      </style:paragraph-properties>
      <style:text-properties fo:font-size="12pt" style:text-underline-style="solid" style:text-underline-width="auto" style:text-underline-color="font-color" fo:font-weight="bold" officeooo:rsid="0012845f" officeooo:paragraph-rsid="0012845f" style:font-size-asian="12pt" style:font-weight-asian="bold" style:font-size-complex="12pt" style:font-weight-complex="bold"/>
    </style:style>
    <style:style style:name="P174" style:family="paragraph" style:parent-style-name="Standard" style:list-style-name="L3">
      <style:paragraph-properties fo:margin-left="0.377cm" fo:margin-right="0cm" fo:text-indent="-0.377cm" style:auto-text-indent="false">
        <style:tab-stops>
          <style:tab-stop style:position="0.605cm"/>
          <style:tab-stop style:position="0.926cm"/>
          <style:tab-stop style:position="5.027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75" style:family="paragraph" style:parent-style-name="Standard" style:list-style-name="L3">
      <style:paragraph-properties fo:margin-left="0.377cm" fo:margin-right="0cm" fo:text-indent="-0.377cm" style:auto-text-indent="false">
        <style:tab-stops>
          <style:tab-stop style:position="0.605cm"/>
        </style:tab-stops>
      </style:paragraph-properties>
      <style:text-properties fo:font-size="12pt" style:text-underline-style="solid" style:text-underline-width="auto" style:text-underline-color="font-color" fo:font-weight="bold" officeooo:rsid="0012845f" officeooo:paragraph-rsid="0012845f" style:font-size-asian="12pt" style:font-weight-asian="bold" style:font-size-complex="12pt" style:font-weight-complex="bold"/>
    </style:style>
    <style:style style:name="P176" style:family="paragraph" style:parent-style-name="Standard" style:list-style-name="L3">
      <style:paragraph-properties fo:margin-left="0.473cm" fo:margin-right="0cm" fo:text-indent="-0.529cm" style:auto-text-indent="false">
        <style:tab-stops>
          <style:tab-stop style:position="0.586cm"/>
          <style:tab-stop style:position="0.907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77" style:family="paragraph" style:parent-style-name="Standard" style:list-style-name="L3">
      <style:paragraph-properties fo:margin-left="0.473cm" fo:margin-right="0cm" fo:text-indent="-0.529cm" style:auto-text-indent="false">
        <style:tab-stops>
          <style:tab-stop style:position="0.586cm"/>
          <style:tab-stop style:position="0.907cm"/>
        </style:tab-stops>
      </style:paragraph-properties>
      <style:text-properties fo:font-size="13pt" fo:font-weight="bold" officeooo:rsid="0012845f" officeooo:paragraph-rsid="0012845f" style:font-size-asian="13pt" style:font-weight-asian="bold" style:font-size-complex="13pt" style:font-weight-complex="bold"/>
    </style:style>
    <style:style style:name="P178" style:family="paragraph" style:parent-style-name="Standard" style:list-style-name="L3">
      <style:paragraph-properties fo:margin-left="0.566cm" fo:margin-right="0cm" fo:text-indent="-0.624cm" style:auto-text-indent="false">
        <style:tab-stops>
          <style:tab-stop style:position="0.019cm"/>
          <style:tab-stop style:position="1.266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79" style:family="paragraph" style:parent-style-name="Standard" style:list-style-name="L3">
      <style:paragraph-properties fo:margin-left="0.566cm" fo:margin-right="0cm" fo:text-indent="-0.624cm" style:auto-text-indent="false">
        <style:tab-stops>
          <style:tab-stop style:position="0.019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80" style:family="paragraph" style:parent-style-name="Standard" style:list-style-name="L3">
      <style:paragraph-properties fo:margin-left="0.624cm" fo:margin-right="0cm" fo:text-indent="-0.624cm" style:auto-text-indent="false">
        <style:tab-stops>
          <style:tab-stop style:position="0.34cm"/>
          <style:tab-stop style:position="0.982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81" style:family="paragraph" style:parent-style-name="Standard" style:list-style-name="L3">
      <style:paragraph-properties fo:margin-left="0.624cm" fo:margin-right="0cm" fo:text-indent="-0.624cm" style:auto-text-indent="false">
        <style:tab-stops>
          <style:tab-stop style:position="0.34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82" style:family="paragraph" style:parent-style-name="Standard" style:list-style-name="L3">
      <style:paragraph-properties fo:margin-left="0.605cm" fo:margin-right="0cm" fo:text-indent="-0.624cm" style:auto-text-indent="false">
        <style:tab-stops>
          <style:tab-stop style:position="0.152cm"/>
          <style:tab-stop style:position="1.21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83" style:family="paragraph" style:parent-style-name="Standard" style:list-style-name="L3">
      <style:paragraph-properties fo:margin-left="0.605cm" fo:margin-right="0cm" fo:text-indent="-0.624cm" style:auto-text-indent="false">
        <style:tab-stops>
          <style:tab-stop style:position="0.265cm"/>
          <style:tab-stop style:position="0.605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84" style:family="paragraph" style:parent-style-name="Standard" style:list-style-name="L3">
      <style:paragraph-properties fo:margin-left="0.605cm" fo:margin-right="0cm" fo:text-indent="-0.624cm" style:auto-text-indent="false">
        <style:tab-stops>
          <style:tab-stop style:position="0.152cm"/>
        </style:tab-stops>
      </style:paragraph-properties>
      <style:text-properties fo:font-size="13pt" fo:font-weight="bold" officeooo:rsid="0012845f" officeooo:paragraph-rsid="0012845f" style:font-size-asian="13pt" style:font-weight-asian="bold" style:font-size-complex="13pt" style:font-weight-complex="bold"/>
    </style:style>
    <style:style style:name="P185" style:family="paragraph" style:parent-style-name="Standard" style:list-style-name="L3">
      <style:paragraph-properties fo:margin-left="0.605cm" fo:margin-right="0cm" fo:text-indent="-0.624cm" style:auto-text-indent="false">
        <style:tab-stops>
          <style:tab-stop style:position="0.265cm"/>
          <style:tab-stop style:position="0.605cm"/>
        </style:tab-stops>
      </style:paragraph-properties>
      <style:text-properties fo:font-size="13pt" fo:font-weight="bold" officeooo:rsid="0012845f" officeooo:paragraph-rsid="0012845f" style:font-size-asian="13pt" style:font-weight-asian="bold" style:font-size-complex="13pt" style:font-weight-complex="bold"/>
    </style:style>
    <style:style style:name="P186" style:family="paragraph" style:parent-style-name="Standard" style:list-style-name="L3">
      <style:paragraph-properties fo:margin-left="0.642cm" fo:margin-right="0cm" fo:text-indent="-0.624cm" style:auto-text-indent="false">
        <style:tab-stops>
          <style:tab-stop style:position="0.302cm"/>
          <style:tab-stop style:position="0.624cm"/>
          <style:tab-stop style:position="3.761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87" style:family="paragraph" style:parent-style-name="Standard" style:list-style-name="L3">
      <style:paragraph-properties fo:margin-left="0.586cm" fo:margin-right="0cm" fo:text-indent="-0.549cm" style:auto-text-indent="false">
        <style:tab-stops>
          <style:tab-stop style:position="0.453cm"/>
          <style:tab-stop style:position="0.907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88" style:family="paragraph" style:parent-style-name="Standard" style:list-style-name="L3">
      <style:paragraph-properties fo:margin-left="0.586cm" fo:margin-right="0cm" fo:text-indent="-0.549cm" style:auto-text-indent="false">
        <style:tab-stops>
          <style:tab-stop style:position="0.453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89" style:family="paragraph" style:parent-style-name="Standard" style:list-style-name="L3">
      <style:paragraph-properties fo:margin-left="0.757cm" fo:margin-right="0cm" fo:text-indent="-0.945cm" style:auto-text-indent="false">
        <style:tab-stops>
          <style:tab-stop style:position="-0.642cm"/>
          <style:tab-stop style:position="-0.245cm"/>
          <style:tab-stop style:position="1.228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90" style:family="paragraph" style:parent-style-name="Standard" style:list-style-name="L3">
      <style:paragraph-properties fo:margin-left="0.416cm" fo:margin-right="0cm" fo:text-indent="-0.51cm" style:auto-text-indent="false">
        <style:tab-stops>
          <style:tab-stop style:position="0.321cm"/>
          <style:tab-stop style:position="0.85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91" style:family="paragraph" style:parent-style-name="Standard" style:list-style-name="L3">
      <style:paragraph-properties fo:margin-left="0.321cm" fo:margin-right="0cm" fo:text-indent="-0.473cm" style:auto-text-indent="false">
        <style:tab-stops>
          <style:tab-stop style:position="0.302cm"/>
          <style:tab-stop style:position="0.586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92" style:family="paragraph" style:parent-style-name="Standard" style:list-style-name="L3">
      <style:paragraph-properties fo:margin-left="0.321cm" fo:margin-right="0cm" fo:text-indent="-0.473cm" style:auto-text-indent="false">
        <style:tab-stops>
          <style:tab-stop style:position="0.302cm"/>
        </style:tab-stops>
      </style:paragraph-properties>
      <style:text-properties fo:font-size="12pt" style:text-underline-style="none" fo:font-weight="bold" officeooo:rsid="0012845f" officeooo:paragraph-rsid="0012845f" style:font-size-asian="12pt" style:font-weight-asian="bold" style:font-size-complex="12pt" style:font-weight-complex="bold"/>
    </style:style>
    <style:style style:name="P193" style:family="paragraph" style:parent-style-name="Standard" style:list-style-name="L3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4pt" style:text-underline-style="solid" style:text-underline-width="auto" style:text-underline-color="font-color" fo:font-weight="bold" officeooo:rsid="004ce363" officeooo:paragraph-rsid="004ce363" style:font-size-asian="14pt" style:font-weight-asian="bold" style:font-size-complex="14pt" style:font-weight-complex="bold"/>
    </style:style>
    <style:style style:name="P194" style:family="paragraph" style:parent-style-name="Standard" style:list-style-name="L3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4pt" style:text-underline-style="solid" style:text-underline-width="auto" style:text-underline-color="font-color" fo:font-weight="bold" officeooo:rsid="0057cd12" officeooo:paragraph-rsid="0057cd12" style:font-size-asian="14pt" style:font-weight-asian="bold" style:font-size-complex="14pt" style:font-weight-complex="bold"/>
    </style:style>
    <style:style style:name="P195" style:family="paragraph" style:parent-style-name="Standard" style:list-style-name="L3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96" style:family="paragraph" style:parent-style-name="Standard" style:list-style-name="L3">
      <style:paragraph-properties fo:margin-left="0cm" fo:margin-right="0cm" fo:text-indent="0.132cm" style:auto-text-indent="false">
        <style:tab-stops>
          <style:tab-stop style:position="0.492cm"/>
          <style:tab-stop style:position="0.757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547bd2" style:font-size-asian="14pt" style:font-weight-asian="bold" style:font-size-complex="14pt" style:font-weight-complex="bold"/>
    </style:style>
    <style:style style:name="P197" style:family="paragraph" style:parent-style-name="Standard" style:list-style-name="L3">
      <style:paragraph-properties fo:margin-left="0cm" fo:margin-right="0cm" fo:text-indent="0.132cm" style:auto-text-indent="false">
        <style:tab-stops>
          <style:tab-stop style:position="0.492cm"/>
          <style:tab-stop style:position="0.757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2110e1" style:font-size-asian="14pt" style:font-weight-asian="bold" style:font-size-complex="14pt" style:font-weight-complex="bold"/>
    </style:style>
    <style:style style:name="P198" style:family="paragraph" style:parent-style-name="Standard" style:list-style-name="L3">
      <style:paragraph-properties fo:margin-left="0cm" fo:margin-right="0cm" fo:text-indent="0.132cm" style:auto-text-indent="false">
        <style:tab-stops>
          <style:tab-stop style:position="0.492cm"/>
          <style:tab-stop style:position="0.757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68ebd8" style:font-size-asian="14pt" style:font-weight-asian="bold" style:font-size-complex="14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375d" style:font-weight-asian="bold" style:font-weight-complex="bold"/>
    </style:style>
    <style:style style:name="T4" style:family="text">
      <style:text-properties fo:font-weight="bold" officeooo:rsid="0012845f" style:font-weight-asian="bold" style:font-weight-complex="bold"/>
    </style:style>
    <style:style style:name="T5" style:family="text">
      <style:text-properties fo:font-weight="bold" officeooo:rsid="00263aef" style:font-weight-asian="bold" style:font-weight-complex="bold"/>
    </style:style>
    <style:style style:name="T6" style:family="text">
      <style:text-properties fo:font-weight="bold" officeooo:rsid="002b8863" style:font-weight-asian="bold" style:font-weight-complex="bold"/>
    </style:style>
    <style:style style:name="T7" style:family="text">
      <style:text-properties fo:font-weight="bold" officeooo:rsid="00307703" style:font-weight-asian="bold" style:font-weight-complex="bold"/>
    </style:style>
    <style:style style:name="T8" style:family="text">
      <style:text-properties fo:font-weight="bold" officeooo:rsid="00527eac" style:font-weight-asian="bold" style:font-weight-complex="bold"/>
    </style:style>
    <style:style style:name="T9" style:family="text">
      <style:text-properties fo:font-weight="bold" officeooo:rsid="00616036" style:font-weight-asian="bold" style:font-weight-complex="bold"/>
    </style:style>
    <style:style style:name="T10" style:family="text">
      <style:text-properties fo:font-weight="bold" officeooo:rsid="006ac2f7" style:font-weight-asian="bold" style:font-weight-complex="bold"/>
    </style:style>
    <style:style style:name="T11" style:family="text">
      <style:text-properties officeooo:rsid="00163568"/>
    </style:style>
    <style:style style:name="T12" style:family="text">
      <style:text-properties officeooo:rsid="00166abe"/>
    </style:style>
    <style:style style:name="T13" style:family="text">
      <style:text-properties officeooo:rsid="0017df49"/>
    </style:style>
    <style:style style:name="T14" style:family="text">
      <style:text-properties officeooo:rsid="0019a1ed"/>
    </style:style>
    <style:style style:name="T15" style:family="text">
      <style:text-properties officeooo:rsid="001f1847"/>
    </style:style>
    <style:style style:name="T16" style:family="text">
      <style:text-properties officeooo:rsid="002110e1"/>
    </style:style>
    <style:style style:name="T17" style:family="text">
      <style:text-properties fo:font-size="13pt" fo:font-weight="normal" officeooo:rsid="00144f4c" style:font-size-asian="13pt" style:font-weight-asian="normal" style:font-size-complex="13pt" style:font-weight-complex="normal"/>
    </style:style>
    <style:style style:name="T18" style:family="text">
      <style:text-properties officeooo:rsid="00216f14"/>
    </style:style>
    <style:style style:name="T19" style:family="text">
      <style:text-properties officeooo:rsid="0022ec39"/>
    </style:style>
    <style:style style:name="T20" style:family="text">
      <style:text-properties fo:font-size="11pt" fo:language="none" fo:country="none" officeooo:rsid="002f27bf"/>
    </style:style>
    <style:style style:name="T21" style:family="text">
      <style:text-properties fo:language="none" fo:country="none"/>
    </style:style>
    <style:style style:name="T22" style:family="text">
      <style:text-properties fo:language="none" fo:country="none" fo:font-weight="bold"/>
    </style:style>
    <style:style style:name="T23" style:family="text">
      <style:text-properties fo:language="none" fo:country="none" fo:font-weight="normal" style:font-weight-asian="normal" style:font-weight-complex="normal"/>
    </style:style>
    <style:style style:name="T24" style:family="text">
      <style:text-properties fo:language="none" fo:country="none" officeooo:rsid="003fa2de"/>
    </style:style>
    <style:style style:name="T25" style:family="text">
      <style:text-properties fo:language="none" fo:country="none" officeooo:rsid="002b8863"/>
    </style:style>
    <style:style style:name="T26" style:family="text">
      <style:text-properties fo:font-size="14pt" style:text-underline-style="solid" style:text-underline-width="auto" style:text-underline-color="font-color" fo:font-weight="bold"/>
    </style:style>
    <style:style style:name="T27" style:family="text">
      <style:text-properties fo:font-size="14pt" style:text-underline-style="solid" style:text-underline-width="auto" style:text-underline-color="font-color" fo:font-weight="bold" officeooo:rsid="00307703"/>
    </style:style>
    <style:style style:name="T2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9" style:family="text">
      <style:text-properties fo:font-size="14pt" style:text-underline-style="solid" style:text-underline-width="auto" style:text-underline-color="font-color" fo:font-weight="bold" officeooo:rsid="0012845f" style:font-size-asian="14pt" style:font-weight-asian="bold" style:font-size-complex="14pt" style:font-weight-complex="bold"/>
    </style:style>
    <style:style style:name="T30" style:family="text">
      <style:text-properties fo:font-size="14pt" style:text-underline-style="solid" style:text-underline-width="auto" style:text-underline-color="font-color" fo:font-weight="bold" officeooo:rsid="006d98ed" style:font-size-asian="14pt" style:font-weight-asian="bold" style:font-size-complex="14pt" style:font-weight-complex="bold"/>
    </style:style>
    <style:style style:name="T31" style:family="text">
      <style:text-properties fo:font-size="14pt" style:text-underline-style="solid" style:text-underline-width="auto" style:text-underline-color="font-color" fo:font-weight="bold" officeooo:rsid="00779d05" style:font-size-asian="14pt" style:font-weight-asian="bold" style:font-size-complex="14pt" style:font-weight-complex="bold"/>
    </style:style>
    <style:style style:name="T32" style:family="text">
      <style:text-properties fo:font-size="14pt" style:text-underline-style="solid" style:text-underline-width="auto" style:text-underline-color="font-color" fo:font-weight="bold" officeooo:rsid="007bff5f" style:font-size-asian="14pt" style:font-weight-asian="bold" style:font-size-complex="14pt" style:font-weight-complex="bold"/>
    </style:style>
    <style:style style:name="T33" style:family="text">
      <style:text-properties fo:font-size="14pt" style:text-underline-style="solid" style:text-underline-width="auto" style:text-underline-color="font-color" fo:font-weight="bold" officeooo:rsid="0084c06c" style:font-size-asian="14pt" style:font-weight-asian="bold" style:font-size-complex="14pt" style:font-weight-complex="bold"/>
    </style:style>
    <style:style style:name="T34" style:family="text">
      <style:text-properties fo:font-size="14pt" style:text-underline-style="solid" style:text-underline-width="auto" style:text-underline-color="font-color" fo:font-weight="bold" officeooo:rsid="008a561d" style:font-size-asian="14pt" style:font-weight-asian="bold" style:font-size-complex="14pt" style:font-weight-complex="bold"/>
    </style:style>
    <style:style style:name="T35" style:family="text">
      <style:text-properties fo:font-size="14pt" style:text-underline-style="solid" style:text-underline-width="auto" style:text-underline-color="font-color" fo:font-weight="bold" officeooo:rsid="008bdc4e" style:font-size-asian="14pt" style:font-weight-asian="bold" style:font-size-complex="14pt" style:font-weight-complex="bold"/>
    </style:style>
    <style:style style:name="T36" style:family="text">
      <style:text-properties fo:font-size="14pt" style:text-underline-style="solid" style:text-underline-width="auto" style:text-underline-color="font-color" fo:font-weight="bold" officeooo:rsid="009fdf3c" style:font-size-asian="14pt" style:font-weight-asian="bold" style:font-size-complex="14pt" style:font-weight-complex="bold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fo:font-size="18pt" officeooo:rsid="00a4e8cd" style:font-size-asian="18pt" style:font-size-complex="18pt"/>
    </style:style>
    <style:style style:name="T39" style:family="text">
      <style:text-properties fo:font-size="18pt" style:text-underline-style="none" style:font-size-asian="18pt" style:font-size-complex="18pt"/>
    </style:style>
    <style:style style:name="T40" style:family="text">
      <style:text-properties fo:font-size="18pt" style:text-underline-style="none" officeooo:rsid="001bc670" style:font-size-asian="18pt" style:font-size-complex="18pt"/>
    </style:style>
    <style:style style:name="T41" style:family="text">
      <style:text-properties officeooo:rsid="0024bcb7"/>
    </style:style>
    <style:style style:name="T42" style:family="text">
      <style:text-properties officeooo:rsid="00256602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size="12pt" officeooo:rsid="0024bcb7" style:font-size-asian="12pt" style:font-size-complex="12pt"/>
    </style:style>
    <style:style style:name="T45" style:family="text">
      <style:text-properties fo:font-size="12pt" fo:font-weight="bold" style:font-size-asian="12pt" style:font-weight-asian="bold" style:font-size-complex="12pt" style:font-weight-complex="bold"/>
    </style:style>
    <style:style style:name="T46" style:family="text">
      <style:text-properties fo:font-size="12pt" fo:font-weight="bold" style:font-size-asian="12pt" style:font-size-complex="12pt"/>
    </style:style>
    <style:style style:name="T47" style:family="text">
      <style:text-properties fo:font-size="12pt" fo:language="none" fo:country="none" style:font-size-asian="12pt" style:font-size-complex="12pt"/>
    </style:style>
    <style:style style:name="T48" style:family="text">
      <style:text-properties fo:font-size="12pt" fo:language="none" fo:country="none" officeooo:rsid="002f27bf" style:font-size-asian="12pt" style:font-size-complex="12pt"/>
    </style:style>
    <style:style style:name="T49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0" style:family="text">
      <style:text-properties fo:font-size="12pt" style:text-underline-style="none" fo:font-weight="normal" officeooo:rsid="0068ebd8" style:font-size-asian="12pt" style:font-weight-asian="normal" style:font-size-complex="12pt" style:font-weight-complex="normal"/>
    </style:style>
    <style:style style:name="T51" style:family="text">
      <style:text-properties fo:font-size="12pt" fo:font-weight="normal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144f4c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547bd2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2b8863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569fde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65abfb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066816b" style:font-size-asian="12pt" style:font-weight-asian="normal" style:font-size-complex="12pt" style:font-weight-complex="normal"/>
    </style:style>
    <style:style style:name="T58" style:family="text">
      <style:text-properties fo:font-size="12pt" fo:font-weight="normal" officeooo:rsid="0068ebd8" style:font-size-asian="12pt" style:font-weight-asian="normal" style:font-size-complex="12pt" style:font-weight-complex="normal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2b8863" style:font-weight-asian="normal" style:font-weight-complex="normal"/>
    </style:style>
    <style:style style:name="T61" style:family="text">
      <style:text-properties fo:font-weight="normal" officeooo:rsid="00382f8a" style:font-weight-asian="normal" style:font-weight-complex="normal"/>
    </style:style>
    <style:style style:name="T62" style:family="text">
      <style:text-properties officeooo:rsid="0012845f"/>
    </style:style>
    <style:style style:name="T63" style:family="text">
      <style:text-properties officeooo:rsid="00307703"/>
    </style:style>
    <style:style style:name="T64" style:family="text">
      <style:text-properties officeooo:rsid="00382f8a"/>
    </style:style>
    <style:style style:name="T65" style:family="text">
      <style:text-properties officeooo:rsid="0038786a"/>
    </style:style>
    <style:style style:name="T66" style:family="text">
      <style:text-properties officeooo:rsid="003dd08b"/>
    </style:style>
    <style:style style:name="T67" style:family="text">
      <style:text-properties officeooo:rsid="00433e70"/>
    </style:style>
    <style:style style:name="T68" style:family="text">
      <style:text-properties officeooo:rsid="0047d9e6"/>
    </style:style>
    <style:style style:name="T69" style:family="text">
      <style:text-properties officeooo:rsid="0051fa0e"/>
    </style:style>
    <style:style style:name="T70" style:family="text">
      <style:text-properties fo:color="#000000" style:font-name="Liberation Serif" fo:font-size="12pt" officeooo:rsid="0012845f" style:font-size-asian="12pt" style:font-size-complex="12pt"/>
    </style:style>
    <style:style style:name="T71" style:family="text">
      <style:text-properties fo:color="#000000" style:font-name="Liberation Serif" fo:font-size="12pt" officeooo:rsid="0065abfb" style:font-size-asian="12pt" style:font-size-complex="12pt"/>
    </style:style>
    <style:style style:name="T72" style:family="text">
      <style:text-properties fo:color="#000000" style:font-name="Liberation Serif" fo:font-size="12pt" officeooo:rsid="0068ebd8" style:font-size-asian="12pt" style:font-size-complex="12pt"/>
    </style:style>
    <style:style style:name="T73" style:family="text">
      <style:text-properties fo:color="#000000" style:font-name="Consolas" fo:font-size="10pt" style:font-size-asian="10pt"/>
    </style:style>
    <style:style style:name="T74" style:family="text">
      <style:text-properties fo:color="#000000" style:font-name="Consolas" fo:font-size="10pt" officeooo:rsid="00779d05" style:font-size-asian="10pt"/>
    </style:style>
    <style:style style:name="T75" style:family="text">
      <style:text-properties fo:color="#000000" style:font-name="Consolas" fo:font-size="10pt" style:text-underline-style="none" style:font-size-asian="10pt"/>
    </style:style>
    <style:style style:name="T76" style:family="text">
      <style:text-properties fo:color="#000000" style:font-name="Consolas" fo:font-size="10pt" style:text-underline-style="none" officeooo:rsid="007696fe" style:font-size-asian="10pt"/>
    </style:style>
    <style:style style:name="T77" style:family="text">
      <style:text-properties officeooo:rsid="00527eac"/>
    </style:style>
    <style:style style:name="T78" style:family="text">
      <style:text-properties officeooo:rsid="00547bd2"/>
    </style:style>
    <style:style style:name="T79" style:family="text">
      <style:text-properties style:font-name="Liberation Serif" fo:font-size="12pt" officeooo:rsid="0012845f" style:font-size-asian="12pt" style:font-size-complex="12pt"/>
    </style:style>
    <style:style style:name="T80" style:family="text">
      <style:text-properties style:font-name="Liberation Serif" fo:font-size="12pt" officeooo:rsid="0065abfb" style:font-size-asian="12pt" style:font-size-complex="12pt"/>
    </style:style>
    <style:style style:name="T81" style:family="text">
      <style:text-properties style:font-name="Liberation Serif" fo:font-size="12pt" officeooo:rsid="0068ebd8" style:font-size-asian="12pt" style:font-size-complex="12pt"/>
    </style:style>
    <style:style style:name="T82" style:family="text">
      <style:text-properties officeooo:rsid="0057cd12"/>
    </style:style>
    <style:style style:name="T83" style:family="text">
      <style:text-properties officeooo:rsid="0059b5fb"/>
    </style:style>
    <style:style style:name="T84" style:family="text">
      <style:text-properties officeooo:rsid="0059e2bb"/>
    </style:style>
    <style:style style:name="T85" style:family="text">
      <style:text-properties officeooo:rsid="005be2b3"/>
    </style:style>
    <style:style style:name="T86" style:family="text">
      <style:text-properties officeooo:rsid="0061213d"/>
    </style:style>
    <style:style style:name="T87" style:family="text">
      <style:text-properties officeooo:rsid="0065abfb"/>
    </style:style>
    <style:style style:name="T88" style:family="text">
      <style:text-properties officeooo:rsid="00670d88"/>
    </style:style>
    <style:style style:name="T89" style:family="text">
      <style:text-properties officeooo:rsid="0068ebd8"/>
    </style:style>
    <style:style style:name="T90" style:family="text">
      <style:text-properties officeooo:rsid="006bf0b6"/>
    </style:style>
    <style:style style:name="T91" style:family="text">
      <style:text-properties style:text-underline-style="none" officeooo:rsid="007acb4c"/>
    </style:style>
    <style:style style:name="T92" style:family="text">
      <style:text-properties style:text-underline-style="none" officeooo:rsid="007ec581"/>
    </style:style>
    <style:style style:name="T93" style:family="text">
      <style:text-properties style:text-underline-style="none" officeooo:rsid="00913673"/>
    </style:style>
    <style:style style:name="T94" style:family="text">
      <style:text-properties style:text-underline-style="none" officeooo:rsid="0093e381"/>
    </style:style>
    <style:style style:name="T95" style:family="text">
      <style:text-properties style:text-underline-style="none" officeooo:rsid="00978e4a"/>
    </style:style>
    <style:style style:name="T96" style:family="text">
      <style:text-properties style:text-underline-style="none" officeooo:rsid="009d9dbe"/>
    </style:style>
    <style:style style:name="T97" style:family="text">
      <style:text-properties style:text-underline-style="none" officeooo:rsid="009ec64e"/>
    </style:style>
    <style:style style:name="T98" style:family="text">
      <style:text-properties officeooo:rsid="0072a466"/>
    </style:style>
    <style:style style:name="T99" style:family="text">
      <style:text-properties officeooo:rsid="0074ef98"/>
    </style:style>
    <style:style style:name="T100" style:family="text">
      <style:text-properties officeooo:rsid="00793a80"/>
    </style:style>
    <style:style style:name="T101" style:family="text">
      <style:text-properties officeooo:rsid="007cc37f"/>
    </style:style>
    <style:style style:name="T102" style:family="text">
      <style:text-properties officeooo:rsid="007fb5d9"/>
    </style:style>
    <style:style style:name="T103" style:family="text">
      <style:text-properties officeooo:rsid="0088caed"/>
    </style:style>
    <style:style style:name="T104" style:family="text">
      <style:text-properties officeooo:rsid="008a831e"/>
    </style:style>
    <style:style style:name="T105" style:family="text">
      <style:text-properties officeooo:rsid="008a9eee"/>
    </style:style>
    <style:style style:name="T106" style:family="text">
      <style:text-properties officeooo:rsid="008e3489"/>
    </style:style>
    <style:style style:name="T107" style:family="text">
      <style:text-properties officeooo:rsid="008e557a"/>
    </style:style>
    <style:style style:name="T108" style:family="text">
      <style:text-properties officeooo:rsid="00913673"/>
    </style:style>
    <style:style style:name="T109" style:family="text">
      <style:text-properties officeooo:rsid="0093e381"/>
    </style:style>
    <style:style style:name="T110" style:family="text">
      <style:text-properties officeooo:rsid="00959da3"/>
    </style:style>
    <style:style style:name="T111" style:family="text">
      <style:text-properties officeooo:rsid="009669d8"/>
    </style:style>
    <style:style style:name="T112" style:family="text">
      <style:text-properties officeooo:rsid="009be524"/>
    </style:style>
    <style:style style:name="T113" style:family="text">
      <style:text-properties officeooo:rsid="009eaf5c"/>
    </style:style>
    <style:style style:name="T114" style:family="text">
      <style:text-properties officeooo:rsid="00a1c3d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4"><text:span text:style-name="T38">Personal</text:span><text:span text:style-name="T37"> </text:span><text:span text:style-name="T39">O</text:span><text:span text:style-name="T40">A</text:span><text:span text:style-name="T39">uth2</text:span></text:p>
      <text:p text:style-name="P100"/>
      <text:p text:style-name="P99">Autenticación y Autorización</text:p>
      <text:p text:style-name="Standard"/>
      <text:list xml:id="list6504015690870355798" text:style-name="L1">
        <text:list-item>
          <text:p text:style-name="P127">Obtener un access token para el cliente API.</text:p>
        </text:list-item>
      </text:list>
      <text:p text:style-name="P37"/>
      <text:p text:style-name="P65">Para <text:span text:style-name="T66">obtener</text:span> un access token <text:span text:style-name="T66">un Servidor de Recursos tiene </text:span>que invocar <text:span text:style-name="T42">a </text:span>los siguientes servicios con los siguientes parámetros.</text:p>
      <text:p text:style-name="P52">Petición:</text:p>
      <text:p text:style-name="P65"><text:tab/>POST /auth/token</text:p>
      <text:p text:style-name="P62"><text:tab/>Content-type: application/x-www-form-urlencoded</text:p>
      <text:p text:style-name="P71"><text:tab/><text:span text:style-name="T4">Par</text:span><text:span text:style-name="T3">á</text:span><text:span text:style-name="T4">metros:</text:span></text:p>
      <text:p text:style-name="P65"><text:span text:style-name="T22"><text:tab/><text:tab/></text:span><text:span text:style-name="T23">client_id</text:span><text:span text:style-name="T21">=</text:span><text:span text:style-name="T24">&lt;client id único creado cuando se registró la aplicación&gt;</text:span></text:p>
      <text:p text:style-name="P65"><text:span text:style-name="T22"><text:tab/><text:tab/></text:span><text:span text:style-name="T23">password</text:span><text:span text:style-name="T21">=</text:span><text:span text:style-name="T24">&lt;contraseña auto generada para la aplicación.&gt;</text:span></text:p>
      <text:p text:style-name="P65"><text:span text:style-name="T22"><text:tab/><text:tab/></text:span><text:span text:style-name="T23">grant_type</text:span><text:span text:style-name="T21">=client_credentials</text:span></text:p>
      <text:p text:style-name="P65"><text:span text:style-name="T22"><text:tab/><text:tab/></text:span><text:span text:style-name="T23">state</text:span><text:span text:style-name="T21">=authenticating</text:span></text:p>
      <text:p text:style-name="P65"/>
      <text:p text:style-name="P26">Respuesta:</text:p>
      <text:p text:style-name="P95"><text:span text:style-name="T4"><text:s/></text:span>{access_token:cfVGeRIHx6OxVT5tRcPx9vAKy4EGSNJRKZyE7Edhydsotdf7GgU3d/ZKmH5H6uzlRudbWHo+Ivo=,token_type:token,expires_in:3600,scope:null,state:authenticating}</text:p>
      <text:p text:style-name="P96"/>
      <text:p text:style-name="P96"><text:span text:style-name="T1">Errores (Encabezado/contenido):</text:span> </text:p>
      <text:p text:style-name="P96"><text:tab/>400 Bad Request: OA2Response(400, client_id nulo. )</text:p>
      <text:p text:style-name="P96"><text:tab/>404 Not Found: OA2Response(404, El cliente no existe. )</text:p>
      <text:p text:style-name="P96"><text:tab/>401 Unauthorized: OA2Response(401, Autenticacion fallida.)</text:p>
      <text:p text:style-name="P96"><text:tab/>500 Internal Server Error: OA2Response(500, Internal Server Error.)</text:p>
      <text:p text:style-name="P37"/>
      <text:list xml:id="list105421230165916" text:continue-numbering="true" text:style-name="L1">
        <text:list-item>
          <text:p text:style-name="P128">Obtener un access token para el usuario final.</text:p>
        </text:list-item>
      </text:list>
      <text:p text:style-name="P53">Petición:</text:p>
      <text:p text:style-name="P67"><text:tab/>POST /auth/token</text:p>
      <text:p text:style-name="P67"><text:tab/>Content-type: application/x-www-form-urlencoded</text:p>
      <text:p text:style-name="P67"><text:tab/><text:span text:style-name="T2">Par</text:span><text:span text:style-name="T5">á</text:span><text:span text:style-name="T2">metros:</text:span></text:p>
      <text:p text:style-name="P89"><text:span text:style-name="T1"><text:tab/><text:tab/></text:span><text:span text:style-name="T59">client_id</text:span>=<text:span text:style-name="T24">&lt;client id único creado cuando se registró la aplicación&gt;</text:span></text:p>
      <text:p text:style-name="P88"><text:span text:style-name="T1"><text:tab/><text:tab/></text:span><text:span text:style-name="T59">user </text:span>= <text:span text:style-name="T68">&lt;nombre del usuario final&gt;</text:span></text:p>
      <text:p text:style-name="P88"><text:span text:style-name="T1"><text:tab/><text:tab/></text:span><text:span text:style-name="T59">password</text:span>=12345</text:p>
      <text:p text:style-name="P88"><text:span text:style-name="T1"><text:tab/><text:tab/></text:span><text:span text:style-name="T59">grant_type</text:span>=implicit</text:p>
      <text:p text:style-name="P88"><text:span text:style-name="T1"><text:tab/><text:tab/></text:span><text:span text:style-name="T59">redirect_uri</text:span>=<text:span text:style-name="T41">&lt;url final a donde se redirige al usuario una vez autenticado.&gt;</text:span></text:p>
      <text:p text:style-name="P88"><text:span text:style-name="T1"><text:tab/><text:tab/></text:span><text:span text:style-name="T59">response_type</text:span>=token</text:p>
      <text:p text:style-name="P94"><text:span text:style-name="T46"><text:tab/><text:tab/></text:span><text:span text:style-name="T49">state</text:span><text:span text:style-name="T43">=</text:span><text:span text:style-name="T44">&lt;estado </text:span><text:a xlink:type="simple" xlink:href="http://tools.ietf.org/html/rfc6749#section-4.1.1"><text:span text:style-name="T44">arbitrario</text:span></text:a><text:span text:style-name="T44"> manejado por el cliente.&gt;</text:span></text:p>
      <text:p text:style-name="P67"/>
      <text:p text:style-name="P56">Respuesta:</text:p>
      <text:p text:style-name="P63"><text:span text:style-name="T4"><text:tab/></text:span><text:span text:style-name="T60">302 Redirect: AccessTokenResponse.class</text:span></text:p>
      <text:p text:style-name="P87"><text:tab/>Content-type application/json <text:s/></text:p>
      <text:p text:style-name="P87"><text:tab/></text:p>
      <text:p text:style-name="P63"><text:span text:style-name="T4"><text:tab/></text:span><text:span text:style-name="T6">C</text:span><text:span text:style-name="T4">ontenido:</text:span></text:p>
      <text:p text:style-name="P67"><text:span text:style-name="T21"><text:tab/></text:span><text:span text:style-name="T25">u</text:span><text:span text:style-name="T21">ri: &lt;redirect_uri&gt;#access_token=&lt;accessToken&gt;</text:span></text:p>
      <text:p text:style-name="P90"><text:tab/>&amp;state=&lt;state&gt;</text:p>
      <text:p text:style-name="P90"><text:tab/>&amp;token_type=&lt;token type&gt;</text:p>
      <text:p text:style-name="P67"><text:tab/>&amp;expires_in=&lt;tiempo de expiracion en segundos&gt;</text:p>
      <text:p text:style-name="P67"><text:tab/>&amp;scope=[lista de scopes separados por <text:span text:style-name="T19">espacios</text:span>.]</text:p>
      <text:p text:style-name="P97"><text:soft-page-break/></text:p>
      <text:p text:style-name="P101"/>
      <text:p text:style-name="P93">Ej:</text:p>
      <text:p text:style-name="P97">{access_token:ii6P/bwYvzH7KrrCEctMnotl3Y+zMcYePEFfM6+yeftMu9/5Btwf45sf0ta3I3c0k5gctQDi9NE=,token_type:Bearer,expires_in:3600,scope:[ACTIV_IMOVIL ACTIV_IMP_FACT_ELEC ACTIV_LINEA_NUEVA ACTIV_PACK ACTIV_RECARGA_FACT ACTIV_ROAMING ACTIV_SEC_PERSONAL ACTIV_TRANS_LLAMADAS ACT</text:p>
      <text:p text:style-name="P97">IV_TRANS_SALDO],state:authenticating} </text:p>
      <text:p text:style-name="P97"/>
      <text:p text:style-name="P93">Errores (Encabezado/contenido):</text:p>
      <text:p text:style-name="P97"><text:tab/>400 Bad Request: ErrorResponse(Status.BAD_REQUEST, state, <text:tab/><text:tab/>Error.INVALID_REQUEST.toString(), invalid client_id);</text:p>
      <text:p text:style-name="P97"><text:tab/>400 Bad Request: ErrorResponse(Status.BAD_REQUEST, state, <text:tab/><text:tab/>Error.INVALID_REQUEST.toString(), invalid redirect_uri);</text:p>
      <text:p text:style-name="P97"/>
      <text:p text:style-name="P93">Errores con 302 Redirect: </text:p>
      <text:p text:style-name="P97"><text:span text:style-name="T20"><text:tab/></text:span><text:span text:style-name="T48">url: </text:span><text:span text:style-name="T47">&lt;redirect_uri&gt;#error=access_denied&amp;state=xyz</text:span></text:p>
      <text:p text:style-name="P67"><text:tab/>302 Redirect: ErrorResponse(Error.INVALID_REQUEST.toString(), missing user., null, <text:tab/>state);</text:p>
      <text:p text:style-name="P67"><text:tab/>302 Redirect: ErrorResponse(Error.ACCESS_DENIED.toString(), El usuario no existe., <text:tab/>null, state);</text:p>
      <text:p text:style-name="P67"><text:tab/>302 Redirect: ErrorResponse(Error.ACCESS_DENIED.toString(), Usuario bloqueado., null, <text:tab/>state);</text:p>
      <text:p text:style-name="P67"><text:tab/>302 Redirect: ErrorResponse(Error.ACCESS_DENIED.toString(), El cliente no tiene <text:tab/>permisos sobre los recursos del usuario., null, state);</text:p>
      <text:p text:style-name="P67"><text:tab/>302 Redirect: ErrorResponse(Error.ACCESS_DENIED.toString(), El cliente no tiene <text:tab/>permisos sobre los recursos del usuario., null, state);</text:p>
      <text:p text:style-name="P67"><text:tab/>302 Redirect: ErrorResponse(Status.INTERNAL_SERVER_ERROR, state, <text:tab/>Error.SERVER_ERROR.name(), Error.SERVER_ERROR.name());</text:p>
      <text:p text:style-name="P97"/>
      <text:list xml:id="list105421240164022" text:continue-numbering="true" text:style-name="L1">
        <text:list-item>
          <text:p text:style-name="P126"><text:span text:style-name="T26">Validaci</text:span><text:span text:style-name="T27">ó</text:span><text:span text:style-name="T26">n de token:</text:span></text:p>
        </text:list-item>
      </text:list>
      <text:p text:style-name="P38"/>
      <text:p text:style-name="P76">Petición:</text:p>
      <text:p text:style-name="P68"><text:tab/>POST /auth/token/validate</text:p>
      <text:p text:style-name="P68"><text:tab/><text:span text:style-name="T62">Content-type: <text:s/>application/x-www-form-urlencoded</text:span></text:p>
      <text:p text:style-name="P68"><text:tab/><text:span text:style-name="T4">Par</text:span><text:span text:style-name="T7">á</text:span><text:span text:style-name="T4">metros:</text:span></text:p>
      <text:p text:style-name="P68"><text:span text:style-name="T1"><text:tab/><text:tab/></text:span><text:span text:style-name="T59">user</text:span>=0971269700</text:p>
      <text:p text:style-name="P68"><text:span text:style-name="T1"><text:tab/><text:tab/></text:span><text:span text:style-name="T59">token</text:span>=&lt;obtenido via implicit_grant (2)&gt;</text:p>
      <text:p text:style-name="P68"><text:span text:style-name="T1"><text:tab/><text:tab/></text:span><text:span text:style-name="T59">client_id</text:span>=<text:span text:style-name="T69">CvWYM</text:span>w==</text:p>
      <text:p text:style-name="P64"><text:span text:style-name="T1"><text:tab/><text:tab/></text:span><text:span text:style-name="T59">url</text:span>= &lt;Url de la accion que se invoca ej: <text:tab/><text:tab/><text:tab/>/clientes{codigoCliente}/clubpersonal/contacto/ &gt;</text:p>
      <text:p text:style-name="P68"><text:span text:style-name="T1"><text:tab/><text:tab/></text:span><text:span text:style-name="T59">method</text:span>= GET</text:p>
      <text:p text:style-name="P57">Respuesta:</text:p>
      <text:p text:style-name="P68"><text:tab/>200 OK: OA2Response(200,OK). Si la acción es válida.</text:p>
      <text:p text:style-name="P68"><text:tab/><text:span text:style-name="T62">Content-type application/json.</text:span></text:p>
      <text:p text:style-name="P102"/>
      <text:p text:style-name="P72">Errores (Encabezado/contenido):</text:p>
      <text:p text:style-name="P68"><text:tab/>200 OK:OA2Response(401, expired). Si el token expiró. </text:p>
      <text:p text:style-name="P68"><text:tab/>200 OK:OA2Response(403, Token invalido.). Si el token es inválido, no corresponde a ninguna sesión, expirada o activa.</text:p>
      <text:p text:style-name="P68"><text:tab/>200 OK:OA2Response(403, El usuario no puede ejectuar esta accion.) Si la acción no se encuentra entre la lista de acciones del usuario.</text:p>
      <text:p text:style-name="P68"><text:soft-page-break/><text:tab/>200 OK:OA2Response(403, Accion no permitida para este token.) Si la acción que se quiere ejecutar (combinación de método http y url) no está asociado al token.</text:p>
      <text:p text:style-name="P68"><text:tab/>500 Internal Server Error: OA2Response(500, Internal Server Error.)</text:p>
      <text:p text:style-name="P68"/>
      <text:p text:style-name="P68">Solo dos de las acciones están fuera del filtro de seguridad y no necesitan ningún parámetro en el encabezado.</text:p>
      <text:p text:style-name="P68">Estos son:</text:p>
      <text:list xml:id="list3396835066096961872" text:style-name="L2">
        <text:list-item>
          <text:p text:style-name="P132">GET /auth/authenticate (este m<text:span text:style-name="T64">é</text:span>todo no se documentó ya que es invocado desde el login form.)</text:p>
        </text:list-item>
        <text:list-item>
          <text:p text:style-name="P132">POST /auth/token </text:p>
        </text:list-item>
      </text:list>
      <text:p text:style-name="P68">Para todos los demás m<text:span text:style-name="T19">é</text:span>todos se debe proveer en el encabezado los siguientes valores de autorización:</text:p>
      <text:p text:style-name="P68"><text:span text:style-name="T1"><text:tab/></text:span><text:span text:style-name="T61">a</text:span><text:span text:style-name="T59">uthorization</text:span>=<text:span text:style-name="T65">token del resource server autenticado vial client grant (</text:span>token obtenido en (1)<text:span text:style-name="T65">).</text:span></text:p>
      <text:p text:style-name="P68"><text:span text:style-name="T1"><text:tab/></text:span><text:span text:style-name="T59">client</text:span>_id=<text:span text:style-name="T65">client_id del Resource server.</text:span></text:p>
      <text:p text:style-name="P68"/>
      <text:p text:style-name="P68">Los métodos invocados que están bajo el filtro de seguridad pueden responder los siguientes errores además de los documentados en cada método.</text:p>
      <text:p text:style-name="P68"/>
      <text:p text:style-name="P72">Errores (Encabezado/contenido):</text:p>
      <text:p text:style-name="P68"><text:tab/>403 Forbidden: OA2Response(401, expired). Si el token expiró. </text:p>
      <text:p text:style-name="P68"><text:tab/>403 Forbidden: OA2Response(403, Token invalido.). Si el token es inválido, no corresponde <text:tab/><text:tab/>a ninguna sesión, expirada o activa.</text:p>
      <text:p text:style-name="P68"><text:tab/>403 Forbidden: OA2Response(403, El usuario no puede ejectuar esta accion.) Si la acción <text:tab/><text:tab/>no se encuentra entre la lista de acciones del usuario.</text:p>
      <text:p text:style-name="P69"><text:tab/>403 Forbidden: OA2Response(403, Accion no permitida para este token.) Si la acción que</text:p>
      <text:p text:style-name="P69"><text:tab/><text:tab/>se quiere ejecutar (combinación de método http y url) no está asociado al token.</text:p>
      <text:p text:style-name="P68"><text:tab/>500 Internal Server Error: OA2Response(500, Internal Server Error.)</text:p>
      <text:p text:style-name="P98"/>
      <text:p text:style-name="P38"/>
      <text:list xml:id="list105421249158745" text:continue-list="list105421240164022" text:style-name="L1">
        <text:list-item>
          <text:p text:style-name="P131">Logout:</text:p>
        </text:list-item>
      </text:list>
      <text:p text:style-name="P66"/>
      <text:p text:style-name="P77">Petición:</text:p>
      <text:p text:style-name="P69"><text:tab/>POST /auth/<text:span text:style-name="T77">logout</text:span></text:p>
      <text:p text:style-name="P69"><text:tab/><text:span text:style-name="T62">Content-type: <text:s/>application/x-www-form-urlencoded</text:span></text:p>
      <text:p text:style-name="P69"><text:tab/><text:span text:style-name="T4">Par</text:span><text:span text:style-name="T7">á</text:span><text:span text:style-name="T4">metros </text:span><text:span text:style-name="T8">de encabezado</text:span><text:span text:style-name="T4">:</text:span></text:p>
      <text:p text:style-name="P69"><text:tab/><text:tab/><text:span text:style-name="T77">Authenticate=&lt;access token del usuario.&gt;</text:span></text:p>
      <text:p text:style-name="P58">Respuesta:</text:p>
      <text:p text:style-name="P69"><text:tab/>200 OK: OA2Response(200,OK). Si la acción es válida.</text:p>
      <text:p text:style-name="P69"><text:tab/><text:span text:style-name="T62">Content-type application/json.</text:span></text:p>
      <text:p text:style-name="P103"/>
      <text:p text:style-name="P73">Errores (Encabezado/contenido):</text:p>
      <text:p text:style-name="P69"><text:tab/><text:span text:style-name="T77">4</text:span>00 <text:span text:style-name="T77">Bad Request</text:span>: OA2Response(40<text:span text:style-name="T77">0</text:span>, Token <text:span text:style-name="T77">nulo o </text:span>invalido.)</text:p>
      <text:p text:style-name="P70"><text:tab/>500 Internal Server Error: OA2Response(500, Internal Server Error.)</text:p>
      <text:p text:style-name="P15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Y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PY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17:58:38.737555662</meta:creation-date>
    <dc:date>2014-06-30T10:54:21.139000000</dc:date>
    <meta:editing-duration>P2DT3H32M45S</meta:editing-duration>
    <meta:editing-cycles>145</meta:editing-cycles>
    <meta:generator>LibreOffice/4.1.4.2$Windows_x86 LibreOffice_project/0a0440ccc0227ad9829de5f46be37cfb6edcf72</meta:generator>
    <meta:document-statistic meta:table-count="0" meta:image-count="0" meta:object-count="0" meta:page-count="3" meta:paragraph-count="102" meta:word-count="602" meta:character-count="5536" meta:non-whitespace-character-count="4923"/>
  </office:meta>
</office:document-meta>
</file>